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style:font-face style:name="Verdana" svg:font-family="Verdana" style:font-family-generic="system" style:font-pitch="variable"/>
  </office:font-face-decls>
  <office:automatic-styles>
    <style:style style:name="Table1" style:family="table">
      <style:table-properties style:width="25.4mm" fo:margin-left="125.01mm" table:align="left" style:writing-mode="lr-tb"/>
    </style:style>
    <style:style style:name="Table1.A" style:family="table-column">
      <style:table-column-properties style:column-width="25.4mm"/>
    </style:style>
    <style:style style:name="Table1.1" style:family="table-row">
      <style:table-row-properties fo:keep-together="auto"/>
    </style:style>
    <style:style style:name="Table1.A1" style:family="table-cell">
      <style:table-cell-properties fo:padding-left="1.91mm" fo:padding-right="1.91mm" fo:padding-top="0mm" fo:padding-bottom="0mm" fo:border="none"/>
    </style:style>
    <style:style style:name="P1" style:family="paragraph" style:parent-style-name="No_20_Spacing">
      <style:text-properties style:font-name="Arial Narrow" fo:font-size="10pt" fo:language="en" fo:country="US" style:font-size-asian="10pt" style:font-size-complex="10pt"/>
    </style:style>
    <style:style style:name="P2" style:family="paragraph" style:parent-style-name="No_20_Spacing">
      <style:paragraph-properties fo:text-align="justify" style:justify-single-word="false"/>
      <style:text-properties style:font-name="Arial Narrow" fo:font-size="10pt" fo:language="en" fo:country="US" style:font-size-asian="10pt" style:font-size-complex="10pt"/>
    </style:style>
    <style:style style:name="P3" style:family="paragraph" style:parent-style-name="No_20_Spacing">
      <style:paragraph-properties fo:text-align="justify" style:justify-single-word="false"/>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P4" style:family="paragraph" style:parent-style-name="No_20_Spacing">
      <style:paragraph-properties fo:text-align="justify" style:justify-single-word="false"/>
      <style:text-properties style:font-name="Arial Narrow" fo:font-size="10pt" fo:language="en" fo:country="US" fo:font-weight="bold" style:font-size-asian="10pt" style:font-weight-asian="bold" style:font-size-complex="10pt"/>
    </style:style>
    <style:style style:name="P5" style:family="paragraph" style:parent-style-name="No_20_Spacing">
      <style:paragraph-properties fo:text-align="justify" style:justify-single-word="false"/>
    </style:style>
    <style:style style:name="P6" style:family="paragraph" style:parent-style-name="No_20_Spacing">
      <style:paragraph-properties fo:text-align="justify" style:justify-single-word="false" fo:padding-left="0mm" fo:padding-right="0mm" fo:padding-top="0mm" fo:padding-bottom="0.71mm" fo:border-left="none" fo:border-right="none" fo:border-top="none" fo:border-bottom="0.74pt solid #00000a"/>
      <style:text-properties style:font-name="Arial Narrow" fo:font-size="10pt" fo:language="en" fo:country="US" style:font-size-asian="10pt" style:font-size-complex="10pt"/>
    </style:style>
    <style:style style:name="P7"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8" style:family="paragraph" style:parent-style-name="Standard">
      <style:paragraph-properties fo:margin-left="0mm" fo:margin-right="0mm" fo:text-indent="0mm" style:auto-text-indent="false"/>
      <style:text-properties style:font-name="Arial Narrow" fo:font-size="10pt" fo:language="en" fo:country="US" style:font-size-asian="10pt" style:font-size-complex="10pt"/>
    </style:style>
    <style:style style:name="P9" style:family="paragraph" style:parent-style-name="Standard">
      <style:paragraph-properties fo:margin-left="0mm" fo:margin-right="0mm" fo:text-indent="0mm" style:auto-text-indent="false"/>
      <style:text-properties style:font-name="Arial Narrow1" fo:font-size="10pt" fo:language="en" fo:country="SG" style:font-name-asian="SimSun" style:font-size-asian="10pt" style:language-asian="zh" style:country-asian="CN" style:font-name-complex="TimesNewRoman" style:font-size-complex="10pt"/>
    </style:style>
    <style:style style:name="P10" style:family="paragraph" style:parent-style-name="Standard">
      <style:text-properties style:font-name="Century Gothic" fo:font-size="10pt" style:font-size-asian="10pt" style:font-size-complex="10pt"/>
    </style:style>
    <style:style style:name="P11" style:family="paragraph" style:parent-style-name="Standard">
      <style:paragraph-properties>
        <style:tab-stops>
          <style:tab-stop style:position="56.09mm"/>
        </style:tab-stops>
      </style:paragraph-properties>
      <style:text-properties style:font-name="Century Gothic" fo:font-size="10pt" style:font-size-asian="10pt" style:font-size-complex="10pt"/>
    </style:style>
    <style:style style:name="P12" style:family="paragraph" style:parent-style-name="Standard">
      <style:paragraph-properties fo:margin-top="0mm" fo:margin-bottom="0mm" fo:text-align="justify" style:justify-single-word="false"/>
      <style:text-properties style:font-name="Arial Narrow1" fo:font-size="10pt" fo:language="en" fo:country="US" fo:font-weight="normal" style:font-size-asian="10pt" style:font-weight-asian="normal" style:font-size-complex="10pt" style:font-weight-complex="normal"/>
    </style:style>
    <style:style style:name="P13" style:family="paragraph" style:parent-style-name="Standard">
      <style:paragraph-properties fo:margin-top="0mm" fo:margin-bottom="0mm" fo:text-align="justify" style:justify-single-word="false"/>
      <style:text-properties style:font-name="Arial Narrow1" fo:font-size="10pt" fo:language="en" fo:country="US" style:font-size-asian="10pt" style:font-size-complex="10pt"/>
    </style:style>
    <style:style style:name="P14" style:family="paragraph" style:parent-style-name="Standard">
      <style:paragraph-properties fo:margin-top="0mm" fo:margin-bottom="0mm" fo:text-align="justify" style:justify-single-word="false"/>
      <style:text-properties style:font-name="Arial Narrow1" fo:language="en" fo:country="US" fo:font-weight="bold" style:font-weight-asian="bold"/>
    </style:style>
    <style:style style:name="P15" style:family="paragraph" style:parent-style-name="No_20_Spacing" style:master-page-name="Standard">
      <style:paragraph-properties style:page-number="auto"/>
      <style:text-properties style:font-name="Arial Narrow" fo:font-size="22pt" fo:language="en" fo:country="US" fo:font-weight="bold" style:font-name-asian="SimSun" style:font-size-asian="22pt" style:language-asian="zh" style:country-asian="CN" style:font-weight-asian="bold" style:font-name-complex="TimesNewRoman" style:font-size-complex="22pt"/>
    </style:style>
    <style:style style:name="T1" style:family="text">
      <style:text-properties style:font-name="Arial Narrow" fo:font-size="10pt" fo:language="en" fo:country="US" style:font-size-asian="10pt" style:font-size-complex="10pt"/>
    </style:style>
    <style:style style:name="T2" style:family="text">
      <style:text-properties style:font-name="Arial Narrow" fo:font-size="10pt" fo:language="en" fo:country="US" fo:font-weight="bold" style:font-size-asian="10pt" style:font-weight-asian="bold" style:font-size-complex="10pt"/>
    </style:style>
    <style:style style:name="T3" style:family="text">
      <style:text-properties style:font-name="Arial Narrow" fo:font-size="10pt" fo:language="en" fo:country="US" style:text-underline-style="solid" style:text-underline-width="auto" style:text-underline-color="font-color" fo:font-weight="bold" style:font-size-asian="10pt" style:font-weight-asian="bold" style:font-size-complex="10pt"/>
    </style:style>
    <style:style style:name="T4" style:family="text">
      <style:text-properties style:font-name="Arial Narrow" fo:font-size="10pt" fo:language="en" fo:country="US" fo:font-style="italic" fo:font-weight="bold" style:font-size-asian="10pt" style:font-style-asian="italic" style:font-weight-asian="bold" style:font-size-complex="10pt"/>
    </style:style>
    <style:style style:name="T5" style:family="text">
      <style:text-properties style:font-name="Arial Narrow1" fo:language="en" fo:country="SG" style:font-name-asian="SimSun" style:language-asian="zh" style:country-asian="CN"/>
    </style:style>
    <style:style style:name="T6" style:family="text">
      <style:text-properties style:font-name="Arial Narrow1" fo:language="en" fo:country="SG" style:font-name-asian="SimSun" style:language-asian="zh" style:country-asian="CN" style:font-name-complex="TimesNewRoman"/>
    </style:style>
    <style:style style:name="T7"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style>
    <style:style style:name="T8" style:family="text">
      <style:text-properties style:font-name="Arial Narrow1" fo:font-size="10pt" fo:language="en" fo:country="SG" style:text-underline-style="none" fo:font-weight="bold" style:font-name-asian="Calibri1" style:font-size-asian="10pt" style:language-asian="zh" style:country-asian="CN" style:font-weight-asian="bold" style:font-name-complex="Courier New" style:font-size-complex="10pt" style:font-weight-complex="bold"/>
    </style:style>
    <style:style style:name="T9" style:family="text">
      <style:text-properties style:font-name="Arial Narrow1" fo:font-size="10pt" fo:language="en" fo:country="SG" style:text-underline-style="solid" style:text-underline-width="auto" style:text-underline-color="font-color" fo:font-weight="bold" style:font-name-asian="Calibri1" style:font-size-asian="10pt" style:language-asian="zh" style:country-asian="CN" style:font-weight-asian="bold" style:font-name-complex="Courier New" style:font-size-complex="10pt" style:font-weight-complex="bold"/>
    </style:style>
    <style:style style:name="T10" style:family="text">
      <style:text-properties style:font-name-asian="SimSun" style:language-asian="zh" style:country-asian="CN"/>
    </style:style>
    <style:style style:name="T11" style:family="text">
      <style:text-properties fo:font-size="11pt" fo:language="en" fo:country="SG" style:font-name-asian="Calibri1" style:font-size-asian="11pt" style:language-asian="zh" style:country-asian="CN" style:font-name-complex="Courier New" style:font-size-complex="11pt"/>
    </style:style>
    <style:style style:name="T12"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placeholder text:placeholder-type="text">&lt;o.company_id and o.company_id.partner_id and o.company_id.partner_id.name or ''&gt;</text:placeholder></text:p>
      <text:p text:style-name="P1">(UEN : <text:span text:style-name="T6"><text:placeholder text:placeholder-type="text">&lt;o.company_id and o.company_id.partner_id and o.company_id.partner_id.uen or ''&gt;</text:placeholder></text:span>)</text:p>
      <text:p text:style-name="P9"><text:placeholder text:placeholder-type="text">&lt;get_company_full_address(o.company_id)&gt;</text:placeholder></text:p>
      <text:p text:style-name="P8">Tel : <text:span text:style-name="T6"><text:placeholder text:placeholder-type="text">&lt;o.company_id and o.company_id.partner_id and o.company_id.partner_id.phone or ''&gt;</text:placeholder></text:span> <text:s text:c="18"/>HP : <text:span text:style-name="T6"><text:placeholder text:placeholder-type="text">&lt;o.company_id and o.company_id.partner_id and o.company_id.partner_id.hp or ''&gt;</text:placeholder></text:span> <text:s text:c="19"/>Email : <text:span text:style-name="T6"><text:placeholder text:placeholder-type="text">&lt;o.company_id and o.company_id.partner_id and o.company_id.partner_id.email or ''&gt;</text:placeholder></text:span></text:p>
      <text:p text:style-name="P1">Date : <text:span text:style-name="T10"><text:placeholder text:placeholder-type="text">&lt;get_datenow()&gt;</text:placeholder></text:span></text:p>
      <text:p text:style-name="P1"/>
      <text:p text:style-name="P1">The Board of Directors</text:p>
      <text:p text:style-name="P14"><text:span text:style-name="T11"><text:placeholder text:placeholder-type="text">&lt;o.name&gt;</text:placeholder></text:span>.</text:p>
      <text:p text:style-name="P12">(UEN : <text:span text:style-name="T11"><text:placeholder text:placeholder-type="text">&lt;o.uen&gt;</text:placeholder></text:span>)</text:p>
      <text:p text:style-name="P13"><text:placeholder text:placeholder-type="text">&lt;o.street&gt;</text:placeholder></text:p>
      <text:p text:style-name="P13"><text:placeholder text:placeholder-type="text">&lt;o.street2&gt;</text:placeholder></text:p>
      <text:p text:style-name="P13"><text:placeholder text:placeholder-type="text">&lt;o.country_id and o.country_id.name or ''&gt;</text:placeholder> <text:placeholder text:placeholder-type="text">&lt;o.zip&gt;</text:placeholder></text:p>
      <text:p text:style-name="P1"/>
      <text:p text:style-name="P2">Dear Sirs</text:p>
      <text:p text:style-name="P2"/>
      <text:p text:style-name="P2">This letter is to confirm our understanding of the terms of our engagement and the nature and limitations of the services we will provide.</text:p>
      <text:p text:style-name="P2"/>
      <text:p text:style-name="P3">Scope of Engagement</text:p>
      <text:p text:style-name="P5"><text:span text:style-name="T1">On the basis of information you provided, we will compile the balance sheet of </text:span><text:span text:style-name="T7"><text:placeholder text:placeholder-type="text">&lt;o.name&gt;</text:placeholder></text:span><text:span text:style-name="T2"> (UEN : </text:span><text:span text:style-name="T7"><text:placeholder text:placeholder-type="text">&lt;o.uen&gt;</text:placeholder></text:span><text:span text:style-name="T2">), </text:span><text:span text:style-name="T1">(the “Company”) as at </text:span><text:span text:style-name="T9"><text:placeholder text:placeholder-type="text">&lt;convert_date_d_m_Y(o.fs_end_date)&gt;</text:placeholder></text:span><text:span text:style-name="T1">, and the income statement, statement of changes in equity and cash flow statement for the year ended on that date and notes thereto. <text:s/>We will not carry out audit or review engagement procedures in relation to such financial statements. <text:s/>Consequently, no assurance on the financial statements will be expressed.</text:span></text:p>
      <text:p text:style-name="P2"/>
      <text:p text:style-name="P3">Responsibility</text:p>
      <text:p text:style-name="P2">The management is responsible for both the accuracy and completeness of the information supplied to us and is responsible to users for the financial information compiled by us. <text:s/>This includes the maintenance of adequate accounting records and internal controls and the selection and application of appropriate accounting policies. <text:s/>Our engagement cannot be relied upon to disclosure whether fraud or errors, or any illegal acts exist. <text:s/>However, we will inform you of any such matters which come to our attention.</text:p>
      <text:p text:style-name="P2"/>
      <text:p text:style-name="P2">The information will be prepared in accordance with Singapore Financial Reporting Standards. <text:s/>Any known departures from this framework will be highlighted to you.</text:p>
      <text:p text:style-name="P2"/>
      <text:p text:style-name="P2">We understand that the intended use and distribution of the information we have complied is for the purpose of statutory obligations to file with the Inland Revenue Authority of Singapore and that should this change in a material respect, you will inform us.</text:p>
      <text:p text:style-name="P2"/>
      <text:p text:style-name="P3">Reliance on Information and Explanations</text:p>
      <text:p text:style-name="P2">We are entitled to rely on information provided by the management, its officers and employees or its bankers, lawyers and advisers, after making such enquiry as in our judgement we think necessary or without making any enquiry, if in our opinion, none is warranted under the circumstances. <text:s/>In the absence of concerns or suspicions about the particular matters which are the subject of the compilation procedures, it is accepted as a condition of this engagement that we are entitled to assume that the information provided to us has been carefully and honestly prepared and is complete and accurate for the purpose for which it has been provided. <text:s/>In such circumstances we will not be required to conduct any form of additional enquiry or checking as to the correctness or completeness of that information.</text:p>
      <text:p text:style-name="P2"/>
      <text:p text:style-name="P3">Confidentiality</text:p>
      <text:p text:style-name="P2">All information provided to us and/or made available to us as a result of our appointment in connection with this assignment will be kept confidential and will only be used by us for the purpose of this assignment, except information that (i) was in our possession prior to its disclosure; (ii) <text:s/>is publicly disclosed other than by us in violation of this assignment; (iii) <text:s/>management of the company agrees may be disclosed; or (iv) <text:s/>is required to be disclosed under compulsion of law, by order of any court <text:soft-page-break/>or government or regulatory authority or body. <text:s/>Our obligations under the preceding sentence shall survive notwithstanding the termination, expiration or completion of this assignment or our appointment hereunder.</text:p>
      <text:p text:style-name="P1"/>
      <text:p text:style-name="No_20_Spacing"><text:span text:style-name="T1"><text:tab/><text:tab/><text:tab/><text:tab/><text:tab/><text:tab/><text:tab/><text:tab/><text:tab/><text:tab/></text:span><text:span text:style-name="T4">Initial by Directors</text:span></text:p>
      <table:table table:name="Table1" table:style-name="Table1">
        <table:table-column table:style-name="Table1.A"/>
        <table:table-row table:style-name="Table1.1">
          <table:table-cell table:style-name="Table1.A1" office:value-type="string">
            <text:p text:style-name="P1"/>
          </table:table-cell>
        </table:table-row>
        <table:table-row table:style-name="Table1.1">
          <table:table-cell table:style-name="Table1.A1" office:value-type="string">
            <text:p text:style-name="P1"/>
          </table:table-cell>
        </table:table-row>
      </table:table>
      <text:p text:style-name="P1"><text:tab/></text:p>
      <text:p text:style-name="P1"/>
      <text:p text:style-name="P3"><text:bookmark-start text:name="_GoBack"/>Access to Information</text:p>
      <text:p text:style-name="P2">It is the responsibility of the company to make arrangements to secure access to the information needed for us to complete the engagement according to the terms of this engagement. <text:s/>In particular, you will arrange for us to have reasonable access to key operations executives and management of the company should we consider it necessary to meet with third parties, such as the company’s advisers or bankers, you will use all reasonable endeavour to facilitate the happening of such meetings.</text:p>
      <text:p text:style-name="P2"/>
      <text:p text:style-name="P3">Professional Fee</text:p>
      <text:p text:style-name="P5"><text:span text:style-name="T1">It is our practice to charge our fee in accordance with the time spent by our personnel involved in the assignment. <text:s/>Based on the information available to us, we have estimated that the fee for the assignment will be </text:span><text:span text:style-name="T3">S$ ______per annum</text:span><text:span text:style-name="T1">. <text:s/>The fee does not</text:span><text:span text:style-name="T2"> </text:span><text:span text:style-name="T1">include out-of-pocket expenses such as printing, fax charges, etc., which will be charged separately and which we will endeavour to maintain at a minimum. <text:s/>Should there any changes in the terms of reference or we are required to prepare the relevant schedules ourselves, we reserve the right to revise our fee after consultation with you. <text:s/>We will require that the fee to be paid before the release of the financial statements.</text:span></text:p>
      <text:p text:style-name="P2"/>
      <text:p text:style-name="P3">Acceptance</text:p>
      <text:p text:style-name="P2">We look forward to full co-operation with your staff and we trust that they will make available to us whatever records, documentation and other information requested in connection with our compilation. <text:s/>Please sign and return the attached copy of this letter to indicate that it is in accordance with your understanding of the arrangements for our compilation of your financial statements.</text:p>
      <text:p text:style-name="P2"/>
      <text:p text:style-name="P2"/>
      <text:p text:style-name="P2">Yours faithfully</text:p>
      <text:p text:style-name="P2"><text:bookmark-end text:name="_GoBack"/></text:p>
      <text:p text:style-name="P2"/>
      <text:p text:style-name="P2"/>
      <text:p text:style-name="P2"/>
      <text:p text:style-name="P2"/>
      <text:p text:style-name="P2"/>
      <text:p text:style-name="P2"><text:span text:style-name="T6"><text:placeholder text:placeholder-type="text">&lt;get_director1(o.id)['name']&gt;</text:placeholder></text:span></text:p>
      <text:p text:style-name="P2"><text:placeholder text:placeholder-type="text">&lt;o.company_id and o.company_id.partner_id and o.company_id.partner_id.name or ''&gt;</text:placeholder></text:p>
      <text:p text:style-name="P6"/>
      <text:p text:style-name="P2"/>
      <text:p text:style-name="P2"/>
      <text:p text:style-name="No_20_Spacing"><text:span text:style-name="T1">Agreed and approved on behalf of </text:span><text:span text:style-name="T7"><text:placeholder text:placeholder-type="text">&lt;o.name&gt;</text:placeholder></text:span><text:span text:style-name="T2"> (UEN : </text:span><text:span text:style-name="T8"><text:placeholder text:placeholder-type="text">&lt;o.uen&gt;</text:placeholder></text:span><text:span text:style-name="T2">)</text:span></text:p>
      <text:p text:style-name="P3"/>
      <text:p text:style-name="P3"/>
      <text:p text:style-name="P4">Signed by DIRECTORS :</text:p>
      <text:p text:style-name="P7"><text:placeholder text:placeholder-type="text">&lt;for each="line in get_1directorin1line(o.id)"&gt;</text:placeholder></text:p>
      <text:p text:style-name="P7"/>
      <text:p text:style-name="P7"/>
      <text:p text:style-name="P10"/>
      <text:p text:style-name="P11"><text:span text:style-name="T12"><text:placeholder text:placeholder-type="text">&lt;line['name']&gt;</text:placeholder></text:span><text:span text:style-name="T12"><text:tab/></text:span>: <text:s text:c="2"/>_________________________________________ </text:p>
      <text:p text:style-name="P7"><text:placeholder text:placeholder-type="text">&lt;/for&gt;</text:placeholder></text:p>
      <text:p text:style-name="P2"/>
      <text:p text:style-name="P2"/>
      <text:p text:style-name="P2"/>
      <text:p text:style-name="P2"><text:soft-page-break/>Date : <text:span text:style-name="T5"><text:placeholder text:placeholder-type="text">&lt;get_datenow()&gt;</text:placehold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Arial Narrow1" svg:font-family="'Arial Narrow'" style:font-family-generic="swiss"/>
    <style:font-face style:name="Century Gothic" svg:font-family="'Century Gothic'" style:font-family-generic="swiss"/>
    <style:font-face style:name="Arial Narrow" svg:font-family="'Arial Narrow'"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imesNewRoman" svg:font-family="TimesNewRoman" style:font-family-generic="system" style:font-pitch="variable"/>
    <style:font-face style:name="Verdana" svg:font-family="Verdana"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fo:line-height="107%" style:text-autospace="ideograph-alpha" style:line-break="strict" style:writing-mode="lr-tb" style:font-independent-line-spacing="false">
        <style:tab-stops/>
      </style:paragraph-properties>
      <style:text-properties style:use-window-font-color="true" fo:font-size="11pt" fo:language="en" fo:country="SG" style:letter-kerning="true" style:font-size-asian="11pt" style:language-asian="zh" style:country-asian="CN" style:font-size-complex="11pt" style:language-complex="ar" style:country-complex="SA"/>
    </style:default-style>
    <style:default-style style:family="paragraph">
      <style:paragraph-properties fo:margin-top="0mm" fo:margin-bottom="2.82mm" fo:line-height="107%" fo:hyphenation-ladder-count="no-limit" style:text-autospace="ideograph-alpha" style:punctuation-wrap="hanging" style:line-break="strict" style:tab-stop-distance="12.7mm" style:writing-mode="page"/>
      <style:text-properties style:use-window-font-color="true" style:font-name="Calibri" fo:font-size="11pt" fo:language="en" fo:country="SG" style:letter-kerning="true" style:font-name-asian="Droid Sans Fallback" style:font-size-asian="11pt" style:language-asian="zh" style:country-asian="CN"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Date" style:family="paragraph" style:parent-style-name="Standard" style:default-outline-level=""/>
    <style:style style:name="No_20_Spacing" style:display-name="No Spacing" style:family="paragraph" style:default-outline-level="">
      <style:paragraph-properties fo:margin-top="0mm" fo:margin-bottom="0m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mm" fo:margin-bottom="0mm"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25.4mm" fo:margin-top="25.4mm" fo:margin-bottom="25.4mm" fo:margin-left="25.4mm" fo:margin-right="25.4mm" style:writing-mode="lr-tb" style:layout-grid-color="#c0c0c0" style:layout-grid-lines="38" style:layout-grid-base-height="4.23mm" style:layout-grid-ruby-height="2.12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dc:creator>phung11764 </dc:creator>
    <meta:editing-cycles>23</meta:editing-cycles>
    <meta:print-date>2014-11-26T13:11:00</meta:print-date>
    <meta:creation-date>2015-05-25T08:24:00</meta:creation-date>
    <dc:date>2015-12-17T08:19:08</dc:date>
    <meta:editing-duration>PT4M28S</meta:editing-duration>
    <meta:generator>LibreOffice/3.5$Linux_X86_64 LibreOffice_project/350m1$Build-2</meta:generator>
    <meta:document-statistic meta:table-count="1" meta:image-count="0" meta:object-count="0" meta:page-count="3" meta:paragraph-count="40" meta:word-count="867" meta:character-count="5800" meta:non-whitespace-character-count="4903"/>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